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3pt" fo:font-weight="bold" officeooo:rsid="0011ff24" officeooo:paragraph-rsid="0011ff24" fo:background-color="transparent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3pt" fo:font-weight="bold" officeooo:rsid="0011ff24" officeooo:paragraph-rsid="001207cd" fo:background-color="transparent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size="13pt" fo:font-weight="bold" officeooo:rsid="001207cd" officeooo:paragraph-rsid="001207cd" fo:background-color="transparent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3pt" fo:font-weight="bold" officeooo:rsid="001207cd" officeooo:paragraph-rsid="001207cd" fo:background-color="transparent" style:font-size-asian="13pt" style:font-weight-asian="bold" style:font-size-complex="13pt" style:font-weight-complex="bold"/>
    </style:style>
    <style:style style:name="P6" style:family="paragraph" style:parent-style-name="Text_20_body">
      <style:text-properties officeooo:rsid="001207cd" officeooo:paragraph-rsid="001207cd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Standard">
      <style:paragraph-properties fo:line-height="115%" fo:text-align="justify" style:justify-single-word="false"/>
      <style:text-properties style:font-name="Ubuntu Mono" fo:font-size="13pt" fo:font-weight="bold" officeooo:rsid="0011ff24" fo:background-color="#ed1c24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Ubuntu Mono" fo:font-size="13pt" fo:font-weight="bold" officeooo:rsid="0011ff24" officeooo:paragraph-rsid="001207cd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Ubuntu Mono" fo:font-size="13pt" fo:font-weight="bold" officeooo:rsid="001207cd" officeooo:paragraph-rsid="001207cd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Ubuntu Mono" fo:font-size="13pt" style:text-underline-style="none" fo:font-weight="bold" officeooo:rsid="001207cd" officeooo:paragraph-rsid="001207cd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Ubuntu Mono" fo:font-size="13pt" style:text-underline-style="none" fo:font-weight="bold" officeooo:rsid="001207cd" officeooo:paragraph-rsid="001207cd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text-properties style:font-name="Ubuntu Mono" style:text-underline-style="none" fo:font-weight="bold" officeooo:rsid="001207cd" style:font-weight-asian="bold" style:font-weight-complex="bold"/>
    </style:style>
    <style:style style:name="T1" style:family="text">
      <style:text-properties style:font-name="Ubuntu Mono"/>
    </style:style>
    <style:style style:name="T2" style:family="text">
      <style:text-properties style:font-name="Ubuntu Mono" fo:background-color="#fff200" loext:char-shading-value="0"/>
    </style:style>
    <style:style style:name="T3" style:family="text">
      <style:text-properties style:font-name="Ubuntu Mono" fo:background-color="#00a65d" loext:char-shading-value="0"/>
    </style:style>
    <style:style style:name="T4" style:family="text">
      <style:text-properties style:font-name="Ubuntu Mono" officeooo:rsid="0011ff24" fo:background-color="#00a65d" loext:char-shading-value="0"/>
    </style:style>
    <style:style style:name="T5" style:family="text">
      <style:text-properties style:font-name="Ubuntu Mono" officeooo:rsid="0011ff24" fo:background-color="#ed1c24" loext:char-shading-value="0"/>
    </style:style>
    <style:style style:name="T6" style:family="text">
      <style:text-properties style:font-name="Ubuntu Mono" fo:background-color="transparent" loext:char-shading-value="0"/>
    </style:style>
    <style:style style:name="T7" style:family="text">
      <style:text-properties style:font-name="Ubuntu Mono" officeooo:rsid="0011ff24" fo:background-color="transparent" loext:char-shading-value="0"/>
    </style:style>
    <style:style style:name="T8" style:family="text">
      <style:text-properties style:font-name="Ubuntu Mono" fo:font-weight="normal" style:font-weight-asian="normal" style:font-weight-complex="normal"/>
    </style:style>
    <style:style style:name="T9" style:family="text">
      <style:text-properties style:font-name="Ubuntu Mono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font-name="Ubuntu Mono" style:text-underline-style="solid" style:text-underline-width="auto" style:text-underline-color="font-color" fo:font-weight="normal" officeooo:rsid="001207cd" style:font-weight-asian="normal" style:font-weight-complex="normal"/>
    </style:style>
    <style:style style:name="T11" style:family="text">
      <style:text-properties style:font-name="Ubuntu Mono" style:text-underline-style="solid" style:text-underline-width="auto" style:text-underline-color="font-color" fo:font-weight="normal" officeooo:rsid="00134166" style:font-weight-asian="normal" style:font-weight-complex="normal"/>
    </style:style>
    <style:style style:name="T12" style:family="text">
      <style:text-properties style:font-name="Ubuntu Mono" style:text-underline-style="solid" style:text-underline-width="auto" style:text-underline-color="font-color" fo:font-weight="normal" officeooo:rsid="0012e03d" style:font-weight-asian="normal" style:font-weight-complex="normal"/>
    </style:style>
    <style:style style:name="T13" style:family="text">
      <style:text-properties style:font-name="Ubuntu Mono" style:text-underline-style="none"/>
    </style:style>
    <style:style style:name="T14" style:family="text">
      <style:text-properties style:font-name="Ubuntu Mono" style:text-underline-style="none" fo:font-weight="normal" style:font-weight-asian="normal" style:font-weight-complex="normal"/>
    </style:style>
    <style:style style:name="T15" style:family="text">
      <style:text-properties style:font-name="Ubuntu Mono" style:text-underline-style="none" fo:font-weight="normal" officeooo:rsid="001207cd" style:font-weight-asian="normal" style:font-weight-complex="normal"/>
    </style:style>
    <style:style style:name="T16" style:family="text">
      <style:text-properties style:font-name="Ubuntu Mono" style:text-underline-style="none" fo:font-weight="normal" officeooo:rsid="0012b32a" style:font-weight-asian="normal" style:font-weight-complex="normal"/>
    </style:style>
    <style:style style:name="T17" style:family="text">
      <style:text-properties style:font-name="Ubuntu Mono" style:text-underline-style="none" fo:font-weight="bold" style:font-weight-asian="bold" style:font-weight-complex="bold"/>
    </style:style>
    <style:style style:name="T18" style:family="text">
      <style:text-properties style:font-name="Ubuntu Mono" style:text-underline-style="none" fo:font-weight="bold" officeooo:rsid="001207cd" style:font-weight-asian="bold" style:font-weight-complex="bold"/>
    </style:style>
    <style:style style:name="T19" style:family="text">
      <style:text-properties style:font-name="Ubuntu Mon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Ubuntu Mono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Ubuntu Mono"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erente</text:span><text:span text:style-name="T1">, </text:span><text:span text:style-name="T3">Funcionário</text:span><text:span text:style-name="T1">, </text:span><text:span text:style-name="T3">Loja</text:span><text:span text:style-name="T1">, </text:span><text:span text:style-name="T3">Setor </text:span><text:span text:style-name="T4">Físico</text:span><text:span text:style-name="T1">, </text:span><text:span text:style-name="T3">Setor Comercial</text:span><text:span text:style-name="T1">, </text:span><text:span text:style-name="T3">Inventário</text:span><text:span text:style-name="T1">, </text:span><text:span text:style-name="T3">Produto</text:span><text:span text:style-name="T1">, </text:span><text:span text:style-name="T3">Cliente</text:span><text:span text:style-name="T1">, </text:span><text:span text:style-name="T3">Venda</text:span><text:span text:style-name="T1"> </text:span><text:span text:style-name="T3">(Produto &lt;-&gt; Cliente &lt;-&gt; Loja)</text:span><text:span text:style-name="T1">, </text:span><text:span text:style-name="T3">Fornecedor</text:span><text:span text:style-name="T1">, </text:span><text:span text:style-name="T2">Reposição</text:span><text:span text:style-name="T6">, </text:span><text:span text:style-name="T5">Promoção</text:span><text:span text:style-name="T7"> </text:span><text:span text:style-name="T5">(Produto ↔ Loja)</text:span></text:p>
      <text:p text:style-name="P8"/>
      <text:p text:style-name="P2"><text:span text:style-name="T1">Funcionário</text:span><text:span text:style-name="T8">(</text:span><text:span text:style-name="T9">CPF</text:span><text:span text:style-name="T14">, Nome</text:span><text:span text:style-name="T8">, Endereço, Telefone)</text:span></text:p>
      <text:p text:style-name="P2"><text:span text:style-name="T1">Gerente(</text:span><text:span text:style-name="T9">CPF(Funcionário.CPF), CNPJ(Loja.CNPJ)</text:span><text:span text:style-name="T1">)</text:span></text:p>
      <text:p text:style-name="P4"><text:span text:style-name="T1">Cliente(</text:span><text:span text:style-name="T19">CPF</text:span><text:span text:style-name="T20">, Nome, Telefone</text:span><text:span text:style-name="T21">)</text:span></text:p>
      <text:p text:style-name="P9"/>
      <text:p text:style-name="P3"><text:span text:style-name="T1">Loja(</text:span><text:span text:style-name="T9">CNPJ</text:span><text:span text:style-name="T14">, Razão Social, Nome, </text:span><text:span text:style-name="T15">setor_f(SetorFisico.ID)</text:span><text:span text:style-name="T1">)</text:span></text:p>
      <text:p text:style-name="P10"/>
      <text:p text:style-name="P4"><text:span text:style-name="T1">SetorFisico(</text:span><text:span text:style-name="T9">ID</text:span><text:span text:style-name="T14">, andar, custo</text:span><text:span text:style-name="T13">)</text:span></text:p>
      <text:p text:style-name="P4"><text:span text:style-name="T13">SetorComercial(</text:span><text:span text:style-name="T9">Nome</text:span><text:span text:style-name="T14">, descrição</text:span><text:span text:style-name="T13">)</text:span></text:p>
      <text:p text:style-name="P4"><text:span text:style-name="T13">Loja↔SetorComercial(</text:span><text:span text:style-name="T9">loja_cnpj(Loja.id), setor_nome(SetorComercial.Nome)</text:span><text:span text:style-name="T13">)</text:span></text:p>
      <text:p text:style-name="P11"/>
      <text:p text:style-name="P4"><text:span text:style-name="T13">Produto(</text:span><text:span text:style-name="T9">id</text:span><text:span text:style-name="T14">, nome, preço, descrição, </text:span><text:span text:style-name="T16">fornecedor_cnpj(Fornecedor.CNPJ)</text:span><text:span text:style-name="T13">)</text:span></text:p>
      <text:p text:style-name="P4"><text:span text:style-name="T13">Inventário(</text:span><text:span text:style-name="T9">loja_cnpj(Loja.CNPJ), produto_id(Produto.id)</text:span><text:span text:style-name="T14">, quantidade</text:span><text:span text:style-name="T13">)</text:span></text:p>
      <text:p text:style-name="P11"/>
      <text:p text:style-name="P5"><text:span text:style-name="T13">Venda(</text:span><text:span text:style-name="T14">loja_cnpj(Loja.cnpj), cliente_cpf(Cliente.CPF), produto_id (Produto.id), quantidade, data</text:span><text:span text:style-name="T13">)</text:span></text:p>
      <text:p text:style-name="P12"/>
      <text:p text:style-name="P5"><text:span text:style-name="T13">Fornecedor(</text:span><text:span text:style-name="T9">CNPJ</text:span><text:span text:style-name="T14">, Nome, Telefone</text:span><text:span text:style-name="T13">)</text:span></text:p>
      <text:p text:style-name="P7"><text:span text:style-name="T17">Reposição</text:span><text:span text:style-name="T13">(</text:span><text:span text:style-name="T9">fornecedor_cnpj</text:span><text:span text:style-name="T10">(Fornecedor.CNPJ)</text:span><text:span text:style-name="T9"> </text:span><text:span text:style-name="T11">Inventario</text:span><text:span text:style-name="T9">_id</text:span><text:span text:style-name="T10">(</text:span><text:span text:style-name="T11">Inventario</text:span><text:span text:style-name="T10">.id)</text:span><text:span text:style-name="T14">, data</text:span><text:span text:style-name="T18">)</text:span></text:p>
      <text:p text:style-name="P13"/>
      <text:p text:style-name="P6"><text:span text:style-name="T18">P</text:span><text:span text:style-name="T17">romoção(</text:span><text:span text:style-name="T9">produto_id(</text:span><text:span text:style-name="T12">Inventario</text:span><text:span text:style-name="T9">.</text:span><text:span text:style-name="T12">produto_</text:span><text:span text:style-name="T9">id), loja_cnpj(Loja.CNPJ), duracao</text:span><text:span text:style-name="T14">, desconto</text:span><text:span text:style-name="T17">)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1:11:30.184137817</meta:creation-date>
    <dc:date>2018-10-26T12:16:52.611935333</dc:date>
    <meta:editing-duration>PT2M54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67" meta:character-count="905" meta:non-whitespace-character-count="852"/>
  </office:meta>
</office:document-meta>
</file>